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master-page-name="First_20_Page">
      <style:paragraph-properties style:page-number="auto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kres Pracy</text:p>
      <text:p text:style-name="P1"/>
      <text:p text:style-name="P1">Celem pracy było napisanie aplikacji wspomagającej prowadzenie zajęć dydkatyczny. Aplikacja została napisana z wykorzystaniem frameworku Ruby On Rails. Głównym zadaniem było przetestowanie narzędzi pomocnych przy pisaniu i testowaniu aplikacji. </text:p>
      <text:p text:style-name="P1">Projekt miał wykorzystywać rozproszony system kontroli wersji. Do tego celu został wybrany GIT, a do przechowywania projektu GitHub.com.</text:p>
      <text:p text:style-name="P1">W procesie wytwarzania oprogramowania, wykorzystano także continous integration oraz behavior-driven development. Do ciągłej integracji wykorzystano oprogramowanie CruiseControl.rb, natomiast do testów użyto cucumb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" svg:font-family="'times new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8:24:09</meta:creation-date>
    <dc:date>2013-01-07T19:16:55</dc:date>
    <meta:editing-duration>PT22M26S</meta:editing-duration>
    <meta:editing-cycles>1</meta:editing-cycles>
    <meta:document-statistic meta:table-count="0" meta:image-count="0" meta:object-count="0" meta:page-count="1" meta:paragraph-count="4" meta:word-count="71" meta:character-count="610" meta:non-whitespace-character-count="542"/>
    <meta:generator>LibreOffice/3.5$Linux_X86_64 LibreOffice_project/350m1$Build-2</meta:generator>
  </office:meta>
</office:document-meta>
</file>